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ola Poke usersto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ck, Leander, Silvai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s (rol)</text:p>
          </table:table-cell>
          <table:table-cell office:value-type="string" table:style-name="ce2">
            <text:p>Wil ik (functionalitei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kunnen inlog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de pokebowl van de dag kunnen bestell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 vorige pokebowl kunnen bestell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 eigen pokebowl kunnen samenstell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 pokebowl kunnen afreken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meerdere opties hebben per categorie e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gebruiker</text:p>
          </table:table-cell>
          <table:table-cell office:value-type="string" table:style-name="ce1">
            <text:p>Wil ik kunnen uitlog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admin</text:p>
          </table:table-cell>
          <table:table-cell office:value-type="string" table:style-name="ce1">
            <text:p>Wil het menu kunnen verand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 admin</text:p>
          </table:table-cell>
          <table:table-cell office:value-type="string" table:style-name="ce1">
            <text:p>Wil ik de pokebowl van de dag kunnen aanpassen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k bosman</meta:initial-creator>
    <dc:creator>mick bosman</dc:creator>
    <meta:creation-date>2020-12-11T10:41:07Z</meta:creation-date>
    <dc:date>2021-01-22T09:29:53Z</dc:date>
  </office:meta>
</office:document-meta>
</file>